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Menlo" svg:font-family="Menlo, Monaco, Consolas, 'Courier New', monospace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060f3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List_20_Paragraph" style:list-style-name="WWNum2">
      <style:text-properties officeooo:rsid="0001cd2d" officeooo:paragraph-rsid="0001cd2d"/>
    </style:style>
    <style:style style:name="P5" style:family="paragraph" style:parent-style-name="List_20_Paragraph" style:list-style-name="WWNum1" style:master-page-name="Standard">
      <style:paragraph-properties style:page-number="auto"/>
    </style:style>
    <style:style style:name="P6" style:family="paragraph" style:parent-style-name="List_20_Paragraph" style:list-style-name="WWNum1">
      <style:paragraph-properties fo:margin-top="0in" fo:margin-bottom="0in" loext:contextual-spacing="true" fo:line-height="100%"/>
    </style:style>
    <style:style style:name="P7" style:family="paragraph" style:parent-style-name="List_20_Paragraph" style:list-style-name="WWNum1">
      <style:paragraph-properties fo:margin-top="0in" fo:margin-bottom="0in" loext:contextual-spacing="true" fo:line-height="100%"/>
      <style:text-properties style:font-name="Consolas" fo:font-size="10pt" style:font-name-asian="Times New Roman" style:font-size-asian="10pt" style:language-asian="it" style:country-asian="IT" style:font-name-complex="Times New Roman" style:font-size-complex="10pt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color="#000000" style:font-name="0" fo:font-size="10pt" officeooo:paragraph-rsid="000060f3" style:font-size-asian="10pt"/>
    </style:style>
    <style:style style:name="T1" style:family="text">
      <style:text-properties fo:color="#ff0000"/>
    </style:style>
    <style:style style:name="T2" style:family="text">
      <style:text-properties fo:color="#202124" style:font-name="Cambria Math" fo:font-size="10.5pt" fo:background-color="#ffffff" loext:char-shading-value="0" style:font-size-asian="10.5pt" style:font-name-complex="Cambria Math1" style:font-size-complex="10.5pt"/>
    </style:style>
    <style:style style:name="T3" style:family="text">
      <style:text-properties fo:color="#000000"/>
    </style:style>
    <style:style style:name="T4" style:family="text">
      <style:text-properties style:font-name="Consolas" fo:font-size="10pt" style:font-name-asian="Times New Roman" style:font-size-asian="10pt" style:language-asian="it" style:country-asian="IT" style:font-name-complex="Times New Roman" style:font-size-complex="10pt"/>
    </style:style>
    <style:style style:name="T5" style:family="text">
      <style:text-properties fo:font-variant="normal" fo:text-transform="none" fo:color="#004b87" style:font-name="Menlo" fo:font-size="9.75pt" fo:letter-spacing="normal" fo:font-style="normal" style:text-underline-style="solid" style:text-underline-width="auto" style:text-underline-color="font-color" fo:font-weight="normal" fo:background-color="#fcfcfc" loext:char-shading-value="0" loext:padding="0in" loext:border="none"/>
    </style:style>
    <style:style style:name="T6" style:family="text">
      <style:text-properties officeooo:rsid="00022b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97245244" text:style-name="WWNum1">
        <text:list-item>
          <text:p text:style-name="P5">Seleziono pre = 20 post = 5</text:p>
        </text:list-item>
        <text:list-item>
          <text:p text:style-name="P2">(<text:span text:style-name="T1">RIGA 30</text:span>) Demean(rispetto alla media dei 15 campioni prima dell’arrivo di P), Normalizzo i dati in modo che abbiamo deviazione standard pari ad 1 (solo pre o tutto?)</text:p>
        </text:list-item>
        <text:list-item>
          <text:p text:style-name="P2">(<text:span text:style-name="T1">Riga 58</text:span>) Ricavo le medie: <text:span text:style-name="T2">∀ </text:span>traccia media[j] = mean(X[j:20+j-1]) <text:s text:c="6"/>for j in [1,2,…,5]</text:p>
        </text:list-item>
        <text:list-item>
          <text:p text:style-name="P2"><text:span text:style-name="T3">(</text:span><text:span text:style-name="T1">Riga 97</text:span>) provamedie=medie(:,:)-medie(1,:);</text:p>
        </text:list-item>
        <text:list-item>
          <text:p text:style-name="P2">Estraggo componenti PCA: <text:span text:style-name="T1">[coeff,score,latent,tsquared,explained] = pca(X');</text:span></text:p>
        </text:list-item>
        <text:list-item>
          <text:p text:style-name="P6"><text:span text:style-name="T3">(</text:span><text:span text:style-name="T1">Riga 163</text:span>) <text:span text:style-name="T4">P=score(:,1:ind)' (ind=4) significa sto dando le prime 4 componenti PCA? (coordinate di ciascun punto nello spazio a 4 dimensioni)</text:span></text:p>
        </text:list-item>
        <text:list-item>
          <text:p text:style-name="P7">P(ind+1:ind+nn-1,:)=provamedie(2:nn,:) sto dando le medie dalla 2° in poi</text:p>
        </text:list-item>
        <text:list-item>
          <text:p text:style-name="P2">Dopo train, y = net(P); classes = vec2ind(y); sto utilizzando come clustering</text:p>
        </text:list-item>
        <text:list-item>
          <text:p text:style-name="P2"><text:s text:c="5"/></text:p>
        </text:list-item>
      </text:list>
      <text:p text:style-name="Standard">Domande:</text:p>
      <text:list xml:id="list3844859170" text:style-name="WWNum2">
        <text:list-item>
          <text:p text:style-name="P3">Visto che è dimensionality reducion, mi aspetto si possa estrapolare delle “score” cioè coordinate in questo nuovo spazio “curvo”?</text:p>
        </text:list-item>
        <text:list-item>
          <text:p text:style-name="P3">Inizializzazione dei nodi, dove sono nello spazio delle coordinate iniziale? <text:span text:style-name="T6">(quando grafico mi fa vedere solo topologia 2D)</text:span></text:p>
        </text:list-item>
        <text:list-item>
          <text:p text:style-name="P3">Distanze nodi sono semplicemente distanze euclidee nello spazio originario? (matlab <text:bookmark text:name="_GoBack"/>dice di default è linkdist, ma non ho capito bene cosa sia)</text:p>
        </text:list-item>
        <text:list-item>
          <text:p text:style-name="P4">initNeighbor, a cosa serve</text:p>
        </text:list-item>
        <text:list-item>
          <text:p text:style-name="P4">coverSteps cosa è? Io ho detto epoch 3000 esplicitamente</text:p>
        </text:list-item>
      </text:list>
      <text:p text:style-name="P8">net = selforgmap([5 5],1000,3)</text:p>
      <text:p text:style-name="P1"><text:a xlink:type="simple" xlink:href="https://it.mathworks.com/help/deeplearning/ref/selforgmap.html;jsessionid=5efcd51f323b177d740e59ed03f5#d124e220850" text:style-name="Internet_20_link" text:visited-style-name="Visited_20_Internet_20_Link"><text:span text:style-name="T5">selfOrgMap = selforgmap(dimensions,coverSteps,initNeighbor,topologyFcn,distanceFcn)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Menlo" svg:font-family="Menlo, Monaco, Consolas, 'Courier New', monospace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ioCar</meta:initial-creator>
    <meta:editing-cycles>15</meta:editing-cycles>
    <meta:creation-date>2022-11-04T16:06:00</meta:creation-date>
    <dc:date>2022-11-14T12:51:44.613704070</dc:date>
    <meta:editing-duration>PT1H28M13S</meta:editing-duration>
    <meta:generator>LibreOffice/6.4.7.2$Linux_X86_64 LibreOffice_project/40$Build-2</meta:generator>
    <meta:document-statistic meta:table-count="0" meta:image-count="0" meta:object-count="0" meta:page-count="1" meta:paragraph-count="17" meta:word-count="194" meta:character-count="1310" meta:non-whitespace-character-count="11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